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Rounded MT Bold1" svg:font-family="'Arial Rounded MT Bold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line-height="115%"/>
    </style:style>
    <style:style style:name="P2" style:family="paragraph" style:parent-style-name="Default">
      <style:paragraph-properties fo:line-height="150%"/>
    </style:style>
    <style:style style:name="P3" style:family="paragraph" style:parent-style-name="Default">
      <style:text-properties style:font-name="Calibri" style:font-name-complex="Calibri1"/>
    </style:style>
    <style:style style:name="P4" style:family="paragraph" style:parent-style-name="Default" style:master-page-name="Standard">
      <style:paragraph-properties style:page-number="auto"/>
    </style:style>
    <style:style style:name="P5" style:family="paragraph" style:parent-style-name="Default" style:list-style-name="WWNum1">
      <style:text-properties style:font-name="Calibri" style:font-name-complex="Calibri1"/>
    </style:style>
    <style:style style:name="P6" style:family="paragraph" style:parent-style-name="Default" style:list-style-name="WWNum2">
      <style:text-properties style:font-name="Calibri" style:font-name-complex="Calibri1"/>
    </style:style>
    <style:style style:name="P7" style:family="paragraph" style:parent-style-name="Default" style:list-style-name="WWNum6">
      <style:text-properties style:font-name="Calibri" style:font-name-complex="Calibri1"/>
    </style:style>
    <style:style style:name="P8" style:family="paragraph" style:parent-style-name="Default" style:list-style-name="WWNum5"/>
    <style:style style:name="T1" style:family="text">
      <style:text-properties style:font-name="Calibri" fo:font-weight="bold" style:font-weight-asian="bold" style:font-name-complex="Calibri1" style:font-weight-complex="bold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officeooo:rsid="000b8523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5"/>CURRICULUM VITAE ;</text:p>
      <text:p text:style-name="P1"><text:span text:style-name="T1">Nom : </text:span><text:span text:style-name="T2">Mariam Basse </text:span></text:p>
      <text:p text:style-name="P1"><text:span text:style-name="T1">Age : </text:span><text:span text:style-name="T2">23 ans </text:span></text:p>
      <text:p text:style-name="P1"><text:span text:style-name="T1">Adresse : </text:span><text:span text:style-name="T2">HLM Grand Yoff </text:span></text:p>
      <text:p text:style-name="P1"><text:span text:style-name="T1">Nationalité : </text:span><text:span text:style-name="T2">Sénégalaise </text:span></text:p>
      <text:p text:style-name="P2"><text:span text:style-name="T1">Email : </text:span><text:a xlink:type="simple" xlink:href="mailto:mariambasse92@gmail.com" text:style-name="Internet_20_link" text:visited-style-name="Visited_20_Internet_20_Link"><text:span text:style-name="T2">ma</text:span></text:a><text:a xlink:type="simple" xlink:href="mailto:mariambasse92@gmail.com" text:style-name="Internet_20_link" text:visited-style-name="Visited_20_Internet_20_Link"><text:span text:style-name="T3">yyabasse</text:span></text:a><text:a xlink:type="simple" xlink:href="mailto:mariambasse92@gmail.com" text:style-name="Internet_20_link" text:visited-style-name="Visited_20_Internet_20_Link"><text:span text:style-name="T2">@gmail.com</text:span></text:a><text:span text:style-name="T2"> </text:span></text:p>
      <text:p text:style-name="Default"/>
      <text:p text:style-name="Default">Etudiante en licence 3 de gestion à la FASEG de l’UCAD </text:p>
      <text:p text:style-name="Default"/>
      <text:p text:style-name="Default">ETUDES ET DIPLOMES </text:p>
      <text:p text:style-name="Default"/>
      <text:list xml:id="list1662088978" text:style-name="WWNum1">
        <text:list-item>
          <text:p text:style-name="P5">2016-2017 Licence 3 de Gestion à la Faculté des Sciences Economiques et de Gestion (FASEG) de L’UCAD </text:p>
        </text:list-item>
        <text:list-item>
          <text:p text:style-name="P5">2015-2016 Licence 2 de Gestion à la Faculté des Sciences Economiques et de Gestion (FASEG) de l’UCAD </text:p>
        </text:list-item>
        <text:list-item>
          <text:p text:style-name="P5">2014-2015 Licence 1 de Gestion à la Faculté des Sciences Economiques et de Gestion (FASEG) de l’UCAD </text:p>
        </text:list-item>
        <text:list-item>
          <text:p text:style-name="P5">2013 Baccalauréat Série Scientifique (S2) au Lycée de Ourossogui </text:p>
        </text:list-item>
      </text:list>
      <text:p text:style-name="P3"/>
      <text:p text:style-name="Default">DOMAINES DES COMPETANCES </text:p>
      <text:p text:style-name="Default"/>
      <text:list xml:id="list3437554996" text:style-name="WWNum2">
        <text:list-item>
          <text:p text:style-name="P6">Comptabilité </text:p>
        </text:list-item>
        <text:list-item>
          <text:p text:style-name="P6">Gestion des Ressources Humaines </text:p>
        </text:list-item>
        <text:list-item>
          <text:p text:style-name="P6">Marketing </text:p>
        </text:list-item>
      </text:list>
      <text:p text:style-name="P3"/>
      <text:p text:style-name="Default">COMPETENCES LINGUSTIQUES </text:p>
      <text:p text:style-name="Default"/>
      <text:list xml:id="list476349695" text:style-name="WWNum5">
        <text:list-item>
          <text:p text:style-name="P8"><text:span text:style-name="T1">FRANÇAIS : </text:span><text:span text:style-name="T2">Ecrit, lu et parlé </text:span><text:span text:style-name="T1">NIVEAU : </text:span><text:span text:style-name="T2">Très Bien </text:span></text:p>
        </text:list-item>
        <text:list-item>
          <text:p text:style-name="P8"><text:span text:style-name="T1">ANGLAIS : </text:span><text:span text:style-name="T2">Ecrit, lu et parlé </text:span><text:span text:style-name="T1">NIVEAU : </text:span><text:span text:style-name="T2">Très Bien </text:span></text:p>
        </text:list-item>
        <text:list-item>
          <text:p text:style-name="P8"><text:span text:style-name="T1">PULAAR : </text:span><text:span text:style-name="T2">Langue maternelle </text:span></text:p>
        </text:list-item>
        <text:list-item>
          <text:p text:style-name="P8"><text:span text:style-name="T1">WOLOF : </text:span><text:span text:style-name="T2">Parlé </text:span></text:p>
        </text:list-item>
      </text:list>
      <text:p text:style-name="P3"/>
      <text:p text:style-name="Default">CONNAISSANCSES INFORMATIQUE </text:p>
      <text:list xml:id="list2752329998" text:style-name="WWNum6">
        <text:list-item>
          <text:p text:style-name="P7">Microsoft, World, Excel, Accès </text:p>
        </text:list-item>
      </text:list>
      <text:p text:style-name="P3"/>
      <text:p text:style-name="Default">VIE ASSOCIATIVE </text:p>
      <text:p text:style-name="Default"/>
      <text:list xml:id="list15121912254824" text:continue-numbering="true" text:style-name="WWNum6">
        <text:list-item>
          <text:p text:style-name="P7">Membre de l’Association des Elèves et Etudiant Ressortissant de Ourossogui (CDEERO) </text:p>
        </text:list-item>
      </text:list>
      <text:p text:style-name="P3"/>
      <text:p text:style-name="Default">LOISIRS ET AUTRES </text:p>
      <text:p text:style-name="Default"/>
      <text:list xml:id="list15120803274436" text:continue-numbering="true" text:style-name="WWNum6">
        <text:list-item>
          <text:p text:style-name="P7">Internet, lecture, sport et dance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Rounded MT Bold1" svg:font-family="'Arial Rounded MT Bold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 Rounded MT Bold" fo:font-family="'Arial Rounded MT Bold'" style:font-family-generic="roman" style:font-pitch="variable" fo:font-size="12pt" style:font-size-asian="12pt" style:font-name-complex="Arial Rounded MT Bold1" style:font-family-complex="'Arial Rounded MT Bold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8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5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2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9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76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08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57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58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6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7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78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5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58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6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7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78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5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ac</meta:initial-creator>
    <meta:editing-cycles>3</meta:editing-cycles>
    <meta:creation-date>2018-01-02T12:51:00</meta:creation-date>
    <dc:date>2018-04-03T01:51:19.957524562</dc:date>
    <meta:editing-duration>PT17M46S</meta:editing-duration>
    <meta:generator>LibreOffice/5.4.5.1$Linux_X86_64 LibreOffice_project/40m0$Build-1</meta:generator>
    <meta:document-statistic meta:table-count="0" meta:image-count="0" meta:object-count="0" meta:page-count="1" meta:paragraph-count="27" meta:word-count="175" meta:character-count="1075" meta:non-whitespace-character-count="8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